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it</text:p>
          </table:table-cell>
          <table:table-cell office:value-type="string">
            <text:p>unfit</text:p>
          </table:table-cell>
          <table:table-cell/>
          <table:table-cell office:value-type="string">
            <text:p>K-fold</text:p>
          </table:table-cell>
          <table:table-cell office:value-type="string">
            <text:p>repetitio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.1569">
            <text:p>0.1569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92">
            <text:p>0.0992</text:p>
          </table:table-cell>
          <table:table-cell office:value-type="float" office:value="0.3111">
            <text:p>0.3111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.4278">
            <text:p>0.4278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 table:number-rows-repeated="65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01/14/2010</text:date>, <text:time>17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7:21:17</meta:creation-date>
    <dc:date>2010-01-14T17:43:42</dc:date>
    <meta:editing-duration>PT00H07M15S</meta:editing-duration>
    <meta:editing-cycles>1</meta:editing-cycles>
    <meta:document-statistic meta:table-count="3" meta:cell-count="23" meta:object-count="0"/>
    <meta:generator>OpenOffice.org/3.1$Linux OpenOffice.org_project/310m19$Build-9420</meta:generator>
  </office:meta>
</office:document-meta>
</file>